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ebe Mich!!</text:p>
      <text:p text:style-name="P1"><text:span text:style-name="T1">Liebe Mich!!</text:span><text:line-break/>d<text:tab/>d2<text:tab/>F<text:tab/>F<text:tab/>B<text:tab/>C<text:tab/>g<text:tab/>A</text:p>
      <text:p text:style-name="P1">Komm, du süßes liebes Mädchen, lass mich mich dir schenken</text:p>
      <text:p text:style-name="P1">ich hab auch ein schönes Bettchen und das was du brauchst</text:p>
      <text:p text:style-name="P1">in mir wirst du finden, was ich selbst nie schätzen konnte</text:p>
      <text:p text:style-name="P1">willst du mich ergründen, willst du mich festbinden</text:p>
      <text:p text:style-name="P1"/>
      <text:p text:style-name="P3">Liebe Mich!!</text:p>
      <text:p text:style-name="P1"><text:span text:style-name="T1">Liebe Mich!! </text:span>Bis dich die süße Flamme beißt</text:p>
      <text:p text:style-name="P1"/>
      <text:p text:style-name="P1">Komm, mein süßes liebes Mädchen, willst du in mir wecken,</text:p>
      <text:p text:style-name="P1">was vielleicht irgendwo schläft, Morpheus ist sehr gut zu mir</text:p>
      <text:p text:style-name="P1">bin ich dann erstmal erwacht, werd ich vielleicht lieben,</text:p>
      <text:p text:style-name="P1">werd ich vielleicht leben, doch nicht jetzt und hier!</text:p>
      <text:p text:style-name="P1"/>
      <text:p text:style-name="P1"><text:span text:style-name="T1">Liebe Mich!!</text:span>! nicht dass ich es zu schätzen weiß!!</text:p>
      <text:p text:style-name="P1"><text:span text:style-name="T1">Liebe Mich!!</text:span> bis dich die süße Flamme beißt!!</text:p>
      <text:p text:style-name="P1"><text:span text:style-name="T1">Liebe Mich!!</text:span> wenn ich wirklich fühlen könnte</text:p>
      <text:p text:style-name="P1"><text:span text:style-name="T1">bräucht ich dich,</text:span> doch nicht solang ich Emil heiß</text:p>
      <text:p text:style-name="P1"/>
      <text:p text:style-name="P1">komm, mein süßes liebes Mädchen, niemand kennt mich wirklich gut</text:p>
      <text:p text:style-name="P1">willst du nicht die erste sein, die mir den Gefallen tut </text:p>
      <text:p text:style-name="P1">Du wirst in mir vieles finden, stille Wasser sind doch tief!!</text:p>
      <text:p text:style-name="P1">was fandest du in dieser Kloake als ich mit dir schlief?</text:p>
      <text:p text:style-name="P1"/>
      <text:p text:style-name="P1">Kannst du denn nicht sehen, wie ich hier in Flammen steh</text:p>
      <text:p text:style-name="P1">Asche regnet auf mein Haupt, wie ich langsam untergeh</text:p>
      <text:p text:style-name="P1">mich stört die Flamme wenig, meine Haut verbrennt sie nicht</text:p>
      <text:p text:style-name="P1">lass dich von ihr fressen, deine Seele füttert mich</text:p>
      <text:p text:style-name="P1"/>
      <text:p text:style-name="P1"><text:span text:style-name="T1">Liebe Mich!!</text:span>! nicht dass ich es zu schätzen weiß!!</text:p>
      <text:p text:style-name="P1"><text:span text:style-name="T1">Liebe Mich!!</text:span> bis dich die süße Flamme beißt!!</text:p>
      <text:p text:style-name="P1"><text:span text:style-name="T1">Liebe Mich!!</text:span> wenn ich wirklich fühlen könnte</text:p>
      <text:p text:style-name="P1"><text:span text:style-name="T1">bräucht ich dich,</text:span> doch nicht solang ich Emil heiß</text:p>
      <text:p text:style-name="P1"/>
      <text:p text:style-name="P1">niemand sieht, dass ich das Opfer bin</text:p>
      <text:p text:style-name="P1">in all dem ganzen, suche ich immer noch nach dem </text:p>
      <text:p text:style-name="P1">Sinn <text:tab/><text:tab/><text:tab/>doch wer den nicht hat</text:p>
      <text:p text:style-name="P1">sammelt weiter Seelen, hoffentlich werd ich irgendwann satt!</text:p>
      <text:p text:style-name="P1"/>
      <text:p text:style-name="P2">Ich tu dir weh<text:tab/><text:tab/><text:tab/><text:tab/><text:tab/><text:span text:style-name="T2"><text:tab/></text:span><text:span text:style-name="T3"><text:tab/><text:tab/>Breakdown</text:span></text:p>
      <text:p text:style-name="P2">Ich bin dein bittersüßes Gift</text:p>
      <text:p text:style-name="P2">weil ich brenne willst du mich</text:p>
      <text:p text:style-name="P2">mein Feuer frisst dich auf </text:p>
      <text:p text:style-name="P2">doch das nimmst du blind in Kauf</text:p>
      <text:p text:style-name="P2">bist du dann erst ausgebrannt</text:p>
      <text:p text:style-name="P2">hab ich dich erst in der Hand </text:p>
      <text:p text:style-name="P2">werf ich dich weg, lass dich liegen</text:p>
      <text:p text:style-name="P2">tja wie konntest du mich lieben</text:p>
      <text:p text:style-name="P1"/>
      <text:p text:style-name="P1"><text:span text:style-name="T1">Ich liebe nicht!!</text:span> dafür bin ich schon zu lange tot</text:p>
      <text:p text:style-name="P1"><text:span text:style-name="T1">Ich brauche nichts!!</text:span> nichts als einen Schluck göttliches Blut</text:p>
      <text:p text:style-name="P1"><text:span text:style-name="T1">Ich lebe nicht!!</text:span> ich brenne nur in Ewigkeit</text:p>
      <text:p text:style-name="P1"><text:span text:style-name="T1">Ich liebe nicht!!</text:span> ich fresse, was vom Feuer übrigbleib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35M38S</meta:editing-duration>
    <meta:editing-cycles>4</meta:editing-cycles>
    <meta:generator>OpenOffice.org/3.3$Win32 OpenOffice.org_project/330m20$Build-9567</meta:generator>
    <dc:date>2013-10-18T15:35:08.35</dc:date>
    <meta:document-statistic meta:table-count="0" meta:image-count="0" meta:object-count="0" meta:page-count="1" meta:paragraph-count="45" meta:word-count="368" meta:character-count="2040"/>
    <meta:user-defined meta:name="Info 1"/>
    <meta:user-defined meta:name="Info 2"/>
    <meta:user-defined meta:name="Info 3"/>
    <meta:user-defined meta:name="Info 4"/>
  </office:meta>
</office:document-meta>
</file>